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u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ps + tutoria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map brows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ting system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ender tutorial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ow to store </text:p>
            <text:p>Community ma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unity map syste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at preventio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3:.C21]) * 2" office:value-type="float" office:value="144" calcext:value-type="float">
            <text:p>144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23]/30.5" office:value-type="float" office:value="4.72131147540984" calcext:value-type="float">
            <text:p>4.72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23]/365" office:value-type="float" office:value="0.394520547945205" calcext:value-type="float">
            <text:p>0.39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3:17:41.6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3-09T13:18:06.073000000</dc:date>
    <meta:editing-duration>PT11M9S</meta:editing-duration>
    <meta:editing-cycles>4</meta:editing-cycles>
    <meta:generator>LibreOffice/4.4.7.2$Windows_x86 LibreOffice_project/f3153a8b245191196a4b6b9abd1d0da16eead600</meta:generator>
    <meta:document-statistic meta:table-count="1" meta:cell-count="44" meta:object-count="0"/>
  </office:meta>
</office:document-meta>
</file>